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7482" officeooo:paragraph-rsid="000b7482"/>
    </style:style>
    <style:style style:name="P2" style:family="paragraph" style:parent-style-name="Standard">
      <style:text-properties officeooo:rsid="000dbbf4" officeooo:paragraph-rsid="000dbbf4"/>
    </style:style>
    <style:style style:name="P3" style:family="paragraph" style:parent-style-name="Standard">
      <style:text-properties officeooo:rsid="000dbbf4" officeooo:paragraph-rsid="000dbbf4"/>
    </style:style>
    <style:style style:name="T1" style:family="text">
      <style:text-properties officeooo:rsid="000edb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: carlosAsimov</text:p>
      <text:p text:style-name="P1">Email address: <text:a xlink:type="simple" xlink:href="mailto:charlesleimaginant@gmail.com" text:style-name="Internet_20_link" text:visited-style-name="Visited_20_Internet_20_Link">charlesleimaginant@gmail.com</text:a></text:p>
      <text:p text:style-name="P1">Password: lk87(/&amp;54</text:p>
      <text:p text:style-name="P1"/>
      <text:p text:style-name="P2">Add a form to send post to email and a form to post comments</text:p>
      <text:p text:style-name="P2"/>
      <text:p text:style-name="P2">“<text:span text:style-name="T1">Add sharing post by e-mail, the tagging functionality and retrieving post by similarity”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4T22:00:55.029878081</meta:creation-date>
    <dc:date>2021-08-26T11:56:51.527385378</dc:date>
    <meta:editing-duration>PT20M3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5" meta:word-count="34" meta:character-count="229" meta:non-whitespace-character-count="200"/>
  </office:meta>
</office:document-meta>
</file>